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OpenSymbol" svg:font-family="OpenSymbol"/>
    <style:font-face style:name="Times" svg:font-family="Times"/>
    <style:font-face style:name="Times New Roman" svg:font-family="'Times New Roman'"/>
    <style:font-face style:name="Verdana" svg:font-family="Verdana"/>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2pt"/>
    </style:style>
    <style:style style:name="P2" style:family="paragraph" style:parent-style-name="Standard">
      <style:paragraph-properties fo:text-align="center" style:justify-single-word="false"/>
      <style:text-properties style:font-name="Times New Roman" fo:font-size="12pt"/>
    </style:style>
    <style:style style:name="P3" style:family="paragraph" style:parent-style-name="Standard">
      <style:paragraph-properties fo:line-height="150%"/>
      <style:text-properties style:font-name="Times New Roman" fo:font-size="12pt"/>
    </style:style>
    <style:style style:name="P4" style:family="paragraph" style:parent-style-name="Standard">
      <style:paragraph-properties fo:text-align="center" style:justify-single-word="false"/>
      <style:text-properties style:font-name="Times New Roman" fo:font-size="20pt"/>
    </style:style>
    <style:style style:name="P5" style:family="paragraph" style:parent-style-name="Standard">
      <style:paragraph-properties fo:line-height="200%" fo:text-align="center" style:justify-single-word="false"/>
      <style:text-properties style:font-name="Times New Roman" fo:font-size="20pt" fo:letter-spacing="0.035cm" fo:font-weight="bold"/>
    </style:style>
    <style:style style:name="P6" style:family="paragraph" style:parent-style-name="Standard">
      <style:text-properties style:font-name="Times New Roman" fo:font-size="16pt"/>
    </style:style>
    <style:style style:name="P7" style:family="paragraph" style:parent-style-name="Standard">
      <style:paragraph-properties fo:line-height="200%" fo:text-align="center" style:justify-single-word="false"/>
      <style:text-properties style:font-name="Times New Roman" fo:font-size="16pt"/>
    </style:style>
    <style:style style:name="P8" style:family="paragraph" style:parent-style-name="Standard">
      <style:paragraph-properties fo:line-height="150%"/>
      <style:text-properties style:font-name="Times New Roman" fo:font-size="16pt"/>
    </style:style>
    <style:style style:name="P9" style:family="paragraph" style:parent-style-name="Standard">
      <style:text-properties style:font-name="Times New Roman" fo:font-size="16pt" style:text-underline-style="solid" style:text-underline-width="auto" style:text-underline-color="font-color" fo:font-weight="bold"/>
    </style:style>
    <style:style style:name="P10" style:family="paragraph" style:parent-style-name="Standard">
      <style:text-properties style:font-name="Times New Roman" fo:font-size="16pt" fo:font-weight="bold"/>
    </style:style>
    <style:style style:name="P11" style:family="paragraph" style:parent-style-name="Standard">
      <style:paragraph-properties fo:line-height="150%"/>
      <style:text-properties style:font-name="Times New Roman" fo:font-size="16pt" fo:font-weight="bold"/>
    </style:style>
    <style:style style:name="P12" style:family="paragraph" style:parent-style-name="Standard">
      <style:text-properties style:font-name="Times New Roman" fo:font-size="14pt"/>
    </style:style>
    <style:style style:name="P13" style:family="paragraph" style:parent-style-name="Standard">
      <style:paragraph-properties fo:line-height="200%" fo:text-align="center" style:justify-single-word="false"/>
      <style:text-properties style:font-name="Times New Roman" fo:font-size="14pt" fo:letter-spacing="0.035cm"/>
    </style:style>
    <style:style style:name="P14" style:family="paragraph" style:parent-style-name="Standard">
      <style:paragraph-properties fo:line-height="150%"/>
      <style:text-properties style:font-name="Times New Roman" fo:font-size="14pt" style:text-underline-style="solid" style:text-underline-width="auto" style:text-underline-color="font-color"/>
    </style:style>
    <style:style style:name="P15" style:family="paragraph" style:parent-style-name="Standard">
      <style:paragraph-properties fo:line-height="150%"/>
      <style:text-properties style:font-name="Times New Roman" fo:font-size="6pt"/>
    </style:style>
    <style:style style:name="P16" style:family="paragraph" style:parent-style-name="Standard">
      <style:paragraph-properties fo:line-height="200%" fo:text-align="center" style:justify-single-word="false"/>
      <style:text-properties style:font-name="Times New Roman" fo:font-size="18pt" fo:letter-spacing="0.035cm" style:text-underline-style="solid" style:text-underline-width="auto" style:text-underline-color="font-color"/>
    </style:style>
    <style:style style:name="P17" style:family="paragraph" style:parent-style-name="Standard">
      <style:paragraph-properties fo:line-height="200%" fo:text-align="center" style:justify-single-word="false"/>
      <style:text-properties style:font-name="Arial" fo:font-size="16pt"/>
    </style:style>
    <style:style style:name="P18" style:family="paragraph" style:parent-style-name="Standard">
      <style:paragraph-properties fo:line-height="200%" fo:text-align="center" style:justify-single-word="false"/>
      <style:text-properties style:font-name="Arial" fo:font-size="16pt" fo:letter-spacing="0.035cm"/>
    </style:style>
    <style:style style:name="P19" style:family="paragraph" style:parent-style-name="Standard">
      <style:paragraph-properties fo:line-height="200%" fo:text-align="center" style:justify-single-word="false"/>
      <style:text-properties style:font-name="Verdana" fo:font-size="18pt" fo:letter-spacing="0.035cm"/>
    </style:style>
    <style:style style:name="P20" style:family="paragraph" style:parent-style-name="Standard">
      <style:paragraph-properties fo:margin-left="1.905cm" fo:margin-right="0cm" fo:text-indent="0cm" style:auto-text-indent="false"/>
      <style:text-properties style:font-name="Times New Roman" fo:font-size="12pt"/>
    </style:style>
    <style:style style:name="P21" style:family="paragraph" style:parent-style-name="Standard">
      <style:paragraph-properties fo:margin-left="1.905cm" fo:margin-right="0cm" fo:line-height="150%" fo:text-indent="0cm" style:auto-text-indent="false"/>
      <style:text-properties style:font-name="Times New Roman" fo:font-size="10pt"/>
    </style:style>
    <style:style style:name="P22" style:family="paragraph" style:parent-style-name="Standard">
      <style:paragraph-properties fo:margin-left="0cm" fo:margin-right="0cm" fo:line-height="150%" fo:text-indent="0.63cm" style:auto-text-indent="false"/>
      <style:text-properties style:font-name="Times New Roman" fo:font-size="12pt"/>
    </style:style>
    <style:style style:name="P23" style:family="paragraph" style:parent-style-name="Standard">
      <style:paragraph-properties fo:margin-left="0cm" fo:margin-right="0cm" fo:line-height="150%" fo:text-indent="1.249cm" style:auto-text-indent="false"/>
      <style:text-properties style:font-name="Times New Roman" fo:font-size="12pt"/>
    </style:style>
    <style:style style:name="P24" style:family="paragraph" style:parent-style-name="Standard">
      <style:paragraph-properties fo:margin-left="0cm" fo:margin-right="0cm" fo:line-height="150%" fo:text-indent="0.635cm" style:auto-text-indent="false"/>
      <style:text-properties style:font-name="Times New Roman" fo:font-size="12pt"/>
    </style:style>
    <style:style style:name="P25" style:family="paragraph" style:parent-style-name="Standard">
      <style:paragraph-properties fo:margin-left="0.635cm" fo:margin-right="0cm" fo:line-height="150%" fo:text-indent="0cm" style:auto-text-indent="false"/>
      <style:text-properties style:font-name="Times New Roman" fo:font-size="14pt"/>
    </style:style>
    <style:style style:name="P26"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Times New Roman" fo:font-size="12pt" fo:font-weight="bold"/>
    </style:style>
    <style:style style:name="P27"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Times New Roman" fo:font-size="14pt"/>
    </style:style>
    <style:style style:name="P28" style:family="paragraph" style:parent-style-name="Standard" style:list-style-name="L2">
      <style:paragraph-properties fo:margin-left="1.27cm" fo:margin-right="0cm" fo:line-height="150%" fo:text-indent="-1.27cm" style:auto-text-indent="false">
        <style:tab-stops>
          <style:tab-stop style:position="0.388cm"/>
          <style:tab-stop style:position="1.27cm"/>
        </style:tab-stops>
      </style:paragraph-properties>
      <style:text-properties style:font-name="Times New Roman" fo:font-size="14pt"/>
    </style:style>
    <style:style style:name="P29" style:family="paragraph" style:parent-style-name="Standard" style:list-style-name="L1">
      <style:paragraph-properties fo:margin-left="2.54cm" fo:margin-right="0cm" fo:text-indent="-2.54cm" style:auto-text-indent="false">
        <style:tab-stops>
          <style:tab-stop style:position="1.658cm"/>
          <style:tab-stop style:position="2.54cm"/>
        </style:tab-stops>
      </style:paragraph-properties>
      <style:text-properties style:font-name="Times New Roman" fo:font-size="12pt"/>
    </style:style>
    <style:style style:name="P30" style:family="paragraph" style:parent-style-name="Standard" style:list-style-name="L3">
      <style:paragraph-properties fo:margin-left="2.54cm" fo:margin-right="0cm" fo:line-height="150%" fo:text-indent="-2.54cm" style:auto-text-indent="false">
        <style:tab-stops>
          <style:tab-stop style:position="1.658cm"/>
          <style:tab-stop style:position="2.54cm"/>
        </style:tab-stops>
      </style:paragraph-properties>
      <style:text-properties fo:color="#24292e" style:font-name="Times New Roman" fo:font-size="12pt" fo:background-color="#ffffff"/>
    </style:style>
    <style:style style:name="T1" style:family="text">
      <style:text-properties fo:font-weight="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color="#d73a49" style:font-name="Times" fo:font-size="10pt" fo:font-weight="bold"/>
    </style:style>
    <style:style style:name="T5" style:family="text">
      <style:text-properties style:font-name="Times" fo:font-size="10pt" fo:font-weight="bold"/>
    </style:style>
    <style:style style:name="T6" style:family="text">
      <style:text-properties fo:color="#6f42c1" style:font-name="Times" fo:font-size="10pt" fo:font-weight="bold"/>
    </style:style>
    <style:style style:name="T7" style:family="text">
      <style:text-properties fo:color="#005cc5" style:font-name="Times" fo:font-size="10pt" fo:font-weight="bold"/>
    </style:style>
    <style:style style:name="T8" style:family="text">
      <style:text-properties fo:font-size="12pt"/>
    </style:style>
    <style:style style:name="T9" style:family="text">
      <style:text-properties fo:font-style="normal" style:font-style-asian="normal" style:font-style-complex="normal"/>
    </style:style>
    <text:list-style style:name="L1">
      <text:list-level-style-number text:level="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space-before="0.635cm" text:min-label-width="0.635cm"/>
      </text:list-level-style-number>
      <text:list-level-style-bullet text:level="2" text:bullet-char="">
        <style:list-level-properties text:space-before="1.27cm" text:min-label-width="0.635cm"/>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4"/>
      <text:p text:style-name="P4"/>
      <text:p text:style-name="P4"/>
      <text:p text:style-name="P19">Universidad de Buenos Aires - FIUBA</text:p>
      <text:p text:style-name="P5">66:20 Organización de Computadoras</text:p>
      <text:p text:style-name="P16">Trabajo práctico 0: Infraestructura básica</text:p>
      <text:p text:style-name="P7"/>
      <text:p text:style-name="P18">Fonseca, Matias (98591)</text:p>
      <text:p text:style-name="P18">Bacigaluppo, Ivan (98064)</text:p>
      <text:p text:style-name="P18">Irrazabal, Diego (98125)</text:p>
      <text:p text:style-name="P17"/>
      <text:p text:style-name="P13">27 de Marzo del 2018</text:p>
      <text:p text:style-name="P12"/>
      <text:p text:style-name="P9">Índice</text:p>
      <text:p text:style-name="P6"/>
      <text:list xml:id="list456026066411234627" text:style-name="L1">
        <text:list-item>
          <text:p text:style-name="P26">Documentacion</text:p>
          <text:list>
            <text:list-item>
              <text:p text:style-name="P29">Diseño</text:p>
            </text:list-item>
            <text:list-item>
              <text:p text:style-name="P29">Implementación</text:p>
            </text:list-item>
            <text:list-item>
              <text:p text:style-name="P29">Compilación<text:span text:style-name="T1"><text:line-break/></text:span></text:p>
            </text:list-item>
          </text:list>
        </text:list-item>
        <text:list-item>
          <text:p text:style-name="P26">Casos de prueba</text:p>
          <text:list>
            <text:list-item>
              <text:p text:style-name="P29">Makefile</text:p>
            </text:list-item>
            <text:list-item>
              <text:p text:style-name="P29">Validacion de parametros</text:p>
            </text:list-item>
          </text:list>
        </text:list-item>
      </text:list>
      <text:p text:style-name="P20"/>
      <text:list xml:id="list43324461" text:style-name="L1">
        <text:list-item>
          <text:p text:style-name="P26">Conclusiones<text:line-break/></text:p>
        </text:list-item>
        <text:list-item>
          <text:p text:style-name="P26">Código Fuente</text:p>
          <text:list>
            <text:list-item>
              <text:p text:style-name="P29">C</text:p>
            </text:list-item>
            <text:list-item>
              <text:p text:style-name="P29">Assembly (MIPS)</text:p>
            </text:list-item>
          </text:list>
        </text:list-item>
      </text:list>
      <text:p text:style-name="P1"/>
      <text:p text:style-name="P10"><text:soft-page-break/>1. Documentación</text:p>
      <text:p text:style-name="P6"/>
      <text:list xml:id="list5097925231735391242" text:style-name="L2">
        <text:list-item>
          <text:p text:style-name="P27">Diseño</text:p>
        </text:list-item>
      </text:list>
      <text:p text:style-name="P12"/>
      <text:p text:style-name="P22">Este primer TP es bastante simple puesto que el objetivo real no es el desafío de implementarlo si no familiarizarnos con las herramientas nuevas que se utilizarán a lo largo del curso. Comenzamos realizando un archivo makefile bastante simple, con algunos flags, para poder compilarlo y ejecutarlo en cuanto antes. Para así poder empezar a probar cualquier cambio que hicieramos, y asegurarnos que compilara adecuadamente con el comando make. Este makefile compilaría el código con los siguientes comandos:</text:p>
      <text:p text:style-name="P23">gcc -g -Wall -o tp0 tp0.c</text:p>
      <text:p text:style-name="P24">Luego comenzamos a desarrollar el código propio que resuelva lo pedido en la consigna. En primer lugar se armamos un main que identifique las opciones pasadas por argumentos al programa. Esto lo hicimos ciclando sobre el <text:span text:style-name="T2">argv</text:span> de <text:s/>la forma tradicional, revisando cada argumento y a que opción corresponde. Si bien esta no es la forma más eficiente de controlar los argumentos, la hemos preferido por ya estar familiarizados con su funcionamiento y por ende resultarnos más fácil y rápido utilizarla.</text:p>
      <text:p text:style-name="P24">A su vez, implementamos una función para parsear los argumentos, ingresados como strings (o char* mejor dicho) y nos devuelva el correspondiente número complejo que se ingresó.</text:p>
      <text:p text:style-name="P24">Para trabajar con números complejos, <text:span text:style-name="T9">creamos una estructura </text:span><text:span text:style-name="T3">complex</text:span><text:span text:style-name="T9"> que contenga solo 2 valores, flotantes, correspondientes con la parte real e imaginaria del número. Así, todo cálculo a realizarse con numeros complejos se haría accediendo a estas variables de forma directa por separada, realizando las cuentas de forma manual.</text:span></text:p>
      <text:p text:style-name="P24">Finalmente, lo más importante, la esencia del programa, trabajar con los fractales. Realmente no hay mucho para agregar. Se implementó el algoritmo iterando sobre cada pixel y asignandole un nivel de intensidad en base a los cálculos. Estos resultados son luego escritos en el archivo de salida de formato “<text:span text:style-name="T2">.pgm”</text:span> que puede ser abierto para visualizar la imagen generada por el programa. </text:p>
      <text:p text:style-name="P24">Este programa sería luego levantado desde le emulación de la maquina virtual con NetBSD que nos permitiría obtener el código assembly de nuestra aplicación, incluido al final de este informe, con el comando de makefile make asm.</text:p>
      <text:p text:style-name="P3"/>
      <text:list xml:id="list43334873" text:style-name="L2">
        <text:list-item>
          <text:p text:style-name="P28">Implementación</text:p>
        </text:list-item>
      </text:list>
      <text:p text:style-name="P15"/>
      <text:list xml:id="list7202756961573722457" text:style-name="L3">
        <text:list-item>
          <text:list>
            <text:list-item>
              <text:p text:style-name="P30"><text:span text:style-name="T4">double</text:span><text:span text:style-name="T5"> complex </text:span><text:span text:style-name="T6">string_to_complex</text:span><text:span text:style-name="T5">(</text:span><text:span text:style-name="T4">char</text:span><text:span text:style-name="T5">* z);<text:line-break/></text:span>Parsea el número complejo z pasado como parámetro en forma de <text:soft-page-break/>char*. Este es el argumento ingresado al ejecutar el programa. Devuelve el complejo en forma de double complex. Si el formato del argumento no es correcto se descartará y se devuelve 0.1 para usar en su lugar.<text:line-break/></text:p>
            </text:list-item>
            <text:list-item>
              <text:p text:style-name="P30"><text:span text:style-name="T4">void</text:span><text:span text:style-name="T5"> </text:span><text:span text:style-name="T6">handle</text:span><text:span text:style-name="T5">(</text:span><text:span text:style-name="T4">int</text:span><text:span text:style-name="T5"> res_horizontal,</text:span><text:span text:style-name="T4">int</text:span><text:span text:style-name="T5"> res_vertical, </text:span><text:span text:style-name="T4">double</text:span><text:span text:style-name="T5"> complex center,<text:line-break/></text:span><text:span text:style-name="T4"> <text:tab/>double</text:span><text:span text:style-name="T5"> width, </text:span><text:span text:style-name="T4">double</text:span><text:span text:style-name="T5"> height, </text:span><text:span text:style-name="T4">double</text:span><text:span text:style-name="T5"> complex seed, </text:span><text:span text:style-name="T7">FILE</text:span><text:span text:style-name="T5">* outf);<text:line-break/></text:span>Recibe por parámetros todos los argumentos pasados al programa, o los valores default de no haber sido pasado alguno, y los imprime por pantalla con un bonito mensaje aclarando que significan esos números raros que se ven.<text:line-break/></text:p>
            </text:list-item>
            <text:list-item>
              <text:p text:style-name="P30"><text:span text:style-name="T4">int</text:span><text:span text:style-name="T5"> </text:span><text:span text:style-name="T6">main</text:span><text:span text:style-name="T5">(</text:span><text:span text:style-name="T4">int</text:span><text:span text:style-name="T5"> argc, </text:span><text:span text:style-name="T4">char</text:span><text:span text:style-name="T5">** argv)<text:line-break/></text:span>Punto de inicio del programa. Se procesan los argumentos. Se abre el archivo de salida. Se escriben los resultados del algoritmo, y finalmente se cierra. El algoritmo es implementado dentro de esta función.</text:p>
            </text:list-item>
          </text:list>
        </text:list-item>
      </text:list>
      <text:p text:style-name="P21"/>
      <text:p text:style-name="P25">c<text:span text:style-name="T8">. </text:span>Compilación</text:p>
      <text:p text:style-name="P3">Se ha incluido un archivo Makefile para simplificar la obtención del ejecutable tp0: <text:line-break/>$ make </text:p>
      <text:p text:style-name="P3">gcc −g −Wall −o tp0 tp0.c </text:p>
      <text:p text:style-name="P11">2. Casos de Pruebas</text:p>
      <text:p text:style-name="P8"/>
      <text:p text:style-name="P14">a. Makefile</text:p>
      <text:p text:style-name="P3">Se pueden correr pruebas utilizando el makefile:</text:p>
      <text:p text:style-name="P3">$ make test</text:p>
      <text:p text:style-name="P3">gcc −g −Wall −o tp0 tp0.c </text:p>
      <text:p text:style-name="P3">#TEST imagen por defecto. Se crea archivo en /tests/</text:p>
      <text:p text:style-name="P3">./$(OUTPUT) -o $(TESTS_DIR)/uno.pgm</text:p>
      <text:p text:style-name="P3">#TEST imagen 2. </text:p>
      <text:p text:style-name="P3">./$(OUTPUT) -o $(TESTS_DIR)/dos.pgm -c 0.282-0.007i -w 0.005 -H 0.005</text:p>
      <text:p text:style-name="P3">#TEST Generar imagen con nombre fractales.pgm en la test</text:p>
      <text:p text:style-name="P3">./$(OUTPUT) -o $(TESTS_DIR)/fractales.pgm</text:p>
      <text:p text:style-name="P3"><text:soft-page-break/>#TEST imprimir por pantalla 0</text:p>
      <text:p text:style-name="P3">./$(OUTPUT) -c 10+0i -r 1x1</text:p>
      <text:p text:style-name="P3">#TEST complejo incorrecto</text:p>
      <text:p text:style-name="P3">./$(OUTPUT) -s 0+1 -o $(TESTS_DIR)/complejo_incorrecto.pgm</text:p>
      <text:p text:style-name="P3"/>
      <text:p text:style-name="P3"/>
      <text:p text:style-name="P11">3. Conclusiones</text:p>
      <text:p text:style-name="P8"/>
      <text:p text:style-name="P24">Al final de este proyecto más allá de la simpleza del mismo, pudimos observar los usos de cada distinta herramienta. Vimos como gxemul nos posibilita levantar una imagen virtual de otro sistema operativo dentro de nuestra propia máquina. Esta imagen sea NetBSD que utilizamos para poder trabajar con otras arquitecturas que nuestro sistema operativo no permitía, como en particular assembly y la obtención del código en un ’.s’. Cabe resaltar esta particularidad de NetBSD ya que es la base fundamental para la realización del siguiente trabajo práctico, que constaría en trabajar con el código asm de este trabajo, y solo podemos hacerlo mediante la máquina virtual.<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OpenSymbol" svg:font-family="OpenSymbol"/>
    <style:font-face style:name="Times" svg:font-family="Times"/>
    <style:font-face style:name="Times New Roman" svg:font-family="'Times New Roman'"/>
    <style:font-face style:name="Verdana" svg:font-family="Verdana"/>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Universidad de Buenos Aires - FIUBA</dc:title>
    <meta:initial-creator>Diego</meta:initial-creator>
    <dc:date>2018-04-03T23:19:37.41</dc:date>
    <meta:editing-duration>PT3M31S</meta:editing-duration>
    <meta:editing-cycles>2</meta:editing-cycles>
    <meta:document-statistic meta:table-count="0" meta:image-count="0" meta:object-count="0" meta:page-count="4" meta:paragraph-count="52" meta:word-count="757" meta:character-count="4810"/>
  </office:meta>
</office:document-meta>
</file>